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4818a" officeooo:paragraph-rsid="0014818a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d584f" officeooo:paragraph-rsid="001d584f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officeooo:rsid="0014818a" officeooo:paragraph-rsid="0014818a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officeooo:rsid="001d584f" officeooo:paragraph-rsid="001d584f" style:font-name-asian="Liberation Serif" style:font-size-asian="14pt" style:font-name-complex="Liberation Serif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erif" fo:font-size="14pt" officeooo:rsid="001d584f" officeooo:paragraph-rsid="001d584f" style:font-name-asian="Liberation Serif" style:font-size-asian="14pt" style:font-name-complex="Liberation Serif" style:font-size-complex="14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Liberation Serif" fo:font-size="14pt" officeooo:rsid="001d584f" officeooo:paragraph-rsid="001d584f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Liberation Serif" fo:font-size="14pt" officeooo:rsid="001e469c" officeooo:paragraph-rsid="001e469c" style:font-name-asian="Liberation Serif" style:font-size-asian="14pt" style:font-name-complex="Liberation Serif" style:font-size-complex="14pt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59c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text:span text:style-name="T5">Objectif </text:span>: <text:span text:style-name="T1">Découvrir par soi-même l’égalité énoncée par le théorème de Pythagore</text:span></text:p>
      <text:p text:style-name="P4"/>
      <text:p text:style-name="P3">Matériel</text:p>
      <text:list xml:id="list546628446" text:style-name="L1">
        <text:list-item>
          <text:p text:style-name="P6">feuille A3 à carreaux</text:p>
        </text:list-item>
        <text:list-item>
          <text:p text:style-name="P6">Règle et équerre</text:p>
        </text:list-item>
        <text:list-item>
          <text:p text:style-name="P6">Ciseaux</text:p>
        </text:list-item>
        <text:list-item>
          <text:p text:style-name="P6">4 <text:s/>crayons de couleur</text:p>
        </text:list-item>
      </text:list>
      <text:p text:style-name="P5"/>
      <text:p text:style-name="P3">Activité</text:p>
      <text:list xml:id="list4104724507" text:style-name="L2">
        <text:list-item>
          <text:p text:style-name="P7">Tracer un triangle rectangle ABC rectangle en A au milieu de la feuille.</text:p>
        </text:list-item>
        <text:list-item>
          <text:p text:style-name="P7">En utilisant les trois côtés du triangle ABC, tracer trois carrés, de côtés <text:span text:style-name="T6">de longueurs </text:span>AB ; AC et BC.</text:p>
        </text:list-item>
        <text:list-item>
          <text:p text:style-name="P7">Colorier chaque figure (le triangle et les trois carrés) d’une couleur différente.</text:p>
        </text:list-item>
        <text:list-item>
          <text:p text:style-name="P7">En faisant quelques découpages, vérifier que le plus grand des carrés peut être recouvert par les deux carrés les plus petits.</text:p>
        </text:list-item>
        <text:list-item>
          <text:p text:style-name="P8">Quelle égalité traduit cette superposition 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currency-style style:name="N12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  <number:text> </number:text>
      <number:day number:calendar="jewish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Le théorème de Pythagore</text:span><text:tab/><text:span text:style-name="MT3">Séance 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5T17:57:48.191744696</dc:date>
    <meta:editing-duration>PT1H18M3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16" meta:character-count="652" meta:non-whitespace-character-count="556"/>
  </office:meta>
</office:document-meta>
</file>